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Effort</text:p>
          </table:table-cell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a format argument instead of tryFormats in add_tryformat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lonlat optional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ok into activity package and change code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One specie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von Mises vignette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art instead of map option for diversity and presence map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 + All spec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data functions → add date filtering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4:20:56.552723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20T17:09:10.171643358</dc:date>
    <meta:editing-duration>P2DT9H33M43S</meta:editing-duration>
    <meta:editing-cycles>43</meta:editing-cycles>
    <meta:generator>LibreOffice/7.5.4.2$Linux_X86_64 LibreOffice_project/50$Build-2</meta:generator>
    <dc:creator>Lisa Nicvert</dc:creator>
    <meta:document-statistic meta:table-count="1" meta:cell-count="411" meta:object-count="0"/>
  </office:meta>
</office:document-meta>
</file>